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0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2.359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5.08cm" svg:height="1.691cm" svg:x="7.992cm" svg:y="2.332cm">
          <draw:text-box>
            <text:p text:style-name="P1">Step 1: Finalize data from Pandas</text:p>
          </draw:text-box>
        </draw:frame>
        <draw:frame draw:style-name="gr2" draw:text-style-name="P2" xml:id="id1" draw:id="id1" draw:layer="layout" svg:width="4.127cm" svg:height="2.643cm" svg:x="3.387cm" svg:y="4.81cm">
          <draw:text-box>
            <text:p text:style-name="P1">Categorical preprocessing pipeline</text:p>
          </draw:text-box>
        </draw:frame>
        <draw:frame draw:style-name="gr2" draw:text-style-name="P2" xml:id="id3" draw:id="id3" draw:layer="layout" svg:width="4.127cm" svg:height="2.643cm" svg:x="8.485cm" svg:y="4.81cm">
          <draw:text-box>
            <text:p text:style-name="P1">Numeric preprocessing pipeline</text:p>
          </draw:text-box>
        </draw:frame>
        <draw:frame draw:style-name="gr2" draw:text-style-name="P2" xml:id="id4" draw:id="id4" draw:layer="layout" svg:width="4.127cm" svg:height="2.643cm" svg:x="13.5cm" svg:y="4.81cm">
          <draw:text-box>
            <text:p text:style-name="P1">“Other” preprocessing pipeline</text:p>
          </draw:text-box>
        </draw:frame>
        <draw:frame draw:style-name="gr1" draw:text-style-name="P2" xml:id="id5" draw:id="id5" draw:layer="layout" svg:width="5.08cm" svg:height="1.691cm" svg:x="7.985cm" svg:y="8.62cm">
          <draw:text-box>
            <text:p text:style-name="P1">Step 3: Column Transformer</text:p>
          </draw:text-box>
        </draw:frame>
        <draw:frame draw:style-name="gr2" draw:text-style-name="P2" draw:layer="layout" svg:width="4.127cm" svg:height="2.643cm" svg:x="3.388cm" svg:y="10.911cm">
          <draw:text-box>
            <text:p text:style-name="P1">Linear Regression pipeline</text:p>
          </draw:text-box>
        </draw:frame>
        <draw:frame draw:style-name="gr2" draw:text-style-name="P2" xml:id="id7" draw:id="id7" draw:layer="layout" svg:width="4.127cm" svg:height="2.643cm" svg:x="8.457cm" svg:y="10.912cm">
          <draw:text-box>
            <text:p text:style-name="P1">Tree Regression pipeline</text:p>
          </draw:text-box>
        </draw:frame>
        <draw:frame draw:style-name="gr2" draw:text-style-name="P2" xml:id="id6" draw:id="id6" draw:layer="layout" svg:width="4.127cm" svg:height="2.643cm" svg:x="3.389cm" svg:y="10.912cm">
          <draw:text-box>
            <text:p text:style-name="P1">Linear Regression pipeline</text:p>
          </draw:text-box>
        </draw:frame>
        <draw:frame draw:style-name="gr2" draw:text-style-name="P2" xml:id="id8" draw:id="id8" draw:layer="layout" svg:width="4.127cm" svg:height="2.643cm" svg:x="13.689cm" svg:y="10.912cm">
          <draw:text-box>
            <text:p text:style-name="P1">“Other” Regression pipeline</text:p>
          </draw:text-box>
        </draw:frame>
        <draw:frame draw:style-name="gr1" draw:text-style-name="P2" xml:id="id10" draw:id="id10" draw:layer="layout" svg:width="5.08cm" svg:height="1.691cm" svg:x="7.982cm" svg:y="16.773cm">
          <draw:text-box>
            <text:p text:style-name="P1">Step 6: Fit models</text:p>
          </draw:text-box>
        </draw:frame>
        <draw:frame draw:style-name="gr1" draw:text-style-name="P2" xml:id="id9" draw:id="id9" draw:layer="layout" svg:width="5.08cm" svg:height="1.691cm" svg:x="7.985cm" svg:y="14.549cm">
          <draw:text-box>
            <text:p text:style-name="P1">Step 5: Train-Test Split</text:p>
          </draw:text-box>
        </draw:frame>
        <draw:frame draw:style-name="gr1" draw:text-style-name="P2" xml:id="id11" draw:id="id11" draw:layer="layout" svg:width="5.08cm" svg:height="1.691cm" svg:x="7.963cm" svg:y="18.973cm">
          <draw:text-box>
            <text:p text:style-name="P1">Step 7: Extract results</text:p>
          </draw:text-box>
        </draw:frame>
        <draw:connector draw:style-name="gr3" draw:text-style-name="P3" draw:layer="layout" draw:type="line" svg:x1="5.45cm" svg:y1="4.81cm" svg:x2="10.532cm" svg:y2="4.023cm" draw:start-shape="id1" draw:start-glue-point="0" draw:end-shape="id2" draw:end-glue-point="2" svg:d="M5450 4810l5082-787" svg:viewBox="0 0 5083 788">
          <text:p/>
        </draw:connector>
        <draw:connector draw:style-name="gr3" draw:text-style-name="P3" draw:layer="layout" draw:type="line" svg:x1="10.548cm" svg:y1="4.81cm" svg:x2="10.532cm" svg:y2="4.023cm" draw:start-shape="id3" draw:start-glue-point="0" draw:end-shape="id2" draw:end-glue-point="2" svg:d="M10548 4810l-16-787" svg:viewBox="0 0 17 788">
          <text:p/>
        </draw:connector>
        <draw:connector draw:style-name="gr3" draw:text-style-name="P3" draw:layer="layout" draw:type="line" svg:x1="15.563cm" svg:y1="4.81cm" svg:x2="10.532cm" svg:y2="4.023cm" draw:start-shape="id4" draw:start-glue-point="0" draw:end-shape="id2" draw:end-glue-point="2" svg:d="M15563 4810l-5031-787" svg:viewBox="0 0 5032 788">
          <text:p/>
        </draw:connector>
        <draw:connector draw:style-name="gr3" draw:text-style-name="P3" draw:layer="layout" draw:type="line" svg:x1="10.525cm" svg:y1="8.62cm" svg:x2="5.45cm" svg:y2="7.453cm" draw:start-shape="id5" draw:start-glue-point="0" draw:end-shape="id1" draw:end-glue-point="2" svg:d="M10525 8620l-5075-1167" svg:viewBox="0 0 5076 1168">
          <text:p/>
        </draw:connector>
        <draw:connector draw:style-name="gr3" draw:text-style-name="P3" draw:layer="layout" draw:type="line" svg:x1="10.525cm" svg:y1="8.62cm" svg:x2="10.548cm" svg:y2="7.453cm" draw:start-shape="id5" draw:start-glue-point="0" draw:end-shape="id3" draw:end-glue-point="2" svg:d="M10525 8620l23-1167" svg:viewBox="0 0 24 1168">
          <text:p/>
        </draw:connector>
        <draw:connector draw:style-name="gr3" draw:text-style-name="P3" draw:layer="layout" draw:type="line" svg:x1="10.525cm" svg:y1="8.62cm" svg:x2="15.563cm" svg:y2="7.453cm" draw:start-shape="id5" draw:start-glue-point="0" draw:end-shape="id4" draw:end-glue-point="2" svg:d="M10525 8620l5038-1167" svg:viewBox="0 0 5039 1168">
          <text:p/>
        </draw:connector>
        <draw:connector draw:style-name="gr3" draw:text-style-name="P3" draw:layer="layout" draw:type="line" svg:x1="5.452cm" svg:y1="10.912cm" svg:x2="10.525cm" svg:y2="10.311cm" draw:start-shape="id6" draw:start-glue-point="0" draw:end-shape="id5" draw:end-glue-point="2" svg:d="M5452 10912l5073-601" svg:viewBox="0 0 5074 602">
          <text:p/>
        </draw:connector>
        <draw:connector draw:style-name="gr3" draw:text-style-name="P3" draw:layer="layout" draw:type="line" svg:x1="10.52cm" svg:y1="10.912cm" svg:x2="10.525cm" svg:y2="10.311cm" draw:start-shape="id7" draw:start-glue-point="0" draw:end-shape="id5" draw:end-glue-point="2" svg:d="M10520 10912l5-601" svg:viewBox="0 0 6 602">
          <text:p/>
        </draw:connector>
        <draw:connector draw:style-name="gr3" draw:text-style-name="P3" draw:layer="layout" draw:type="line" svg:x1="15.752cm" svg:y1="10.912cm" svg:x2="10.525cm" svg:y2="10.311cm" draw:start-shape="id8" draw:start-glue-point="0" draw:end-shape="id5" draw:end-glue-point="2" svg:d="M15752 10912l-5227-601" svg:viewBox="0 0 5228 602">
          <text:p/>
        </draw:connector>
        <draw:connector draw:style-name="gr4" draw:text-style-name="P3" draw:layer="layout" draw:type="line" svg:x1="5.452cm" svg:y1="13.555cm" svg:x2="10.525cm" svg:y2="14.549cm" draw:start-shape="id6" draw:start-glue-point="2" draw:end-shape="id9" draw:end-glue-point="0" svg:d="M5452 13555l5073 994" svg:viewBox="0 0 5074 995">
          <text:p/>
        </draw:connector>
        <draw:connector draw:style-name="gr4" draw:text-style-name="P3" draw:layer="layout" draw:type="line" svg:x1="10.525cm" svg:y1="14.549cm" svg:x2="10.52cm" svg:y2="13.555cm" draw:start-shape="id9" draw:start-glue-point="0" draw:end-shape="id7" draw:end-glue-point="2" svg:d="M10525 14549l-5-994" svg:viewBox="0 0 6 995">
          <text:p/>
        </draw:connector>
        <draw:connector draw:style-name="gr3" draw:text-style-name="P3" draw:layer="layout" draw:type="line" svg:x1="10.525cm" svg:y1="14.549cm" svg:x2="15.752cm" svg:y2="13.555cm" draw:start-shape="id9" draw:start-glue-point="0" draw:end-shape="id8" draw:end-glue-point="2" svg:d="M10525 14549l5227-994" svg:viewBox="0 0 5228 995">
          <text:p/>
        </draw:connector>
        <draw:connector draw:style-name="gr3" draw:text-style-name="P3" draw:layer="layout" draw:type="line" svg:x1="10.522cm" svg:y1="16.773cm" svg:x2="10.525cm" svg:y2="16.24cm" draw:start-shape="id10" draw:start-glue-point="0" draw:end-shape="id9" draw:end-glue-point="2" svg:d="M10522 16773l3-533" svg:viewBox="0 0 4 534">
          <text:p/>
        </draw:connector>
        <draw:connector draw:style-name="gr3" draw:text-style-name="P3" draw:layer="layout" draw:type="line" svg:x1="10.503cm" svg:y1="18.973cm" svg:x2="10.522cm" svg:y2="18.464cm" draw:start-shape="id11" draw:start-glue-point="0" draw:end-shape="id10" draw:end-glue-point="2" svg:d="M10503 18973l19-509" svg:viewBox="0 0 20 510">
          <text:p/>
        </draw:connector>
        <draw:frame draw:style-name="gr5" draw:text-style-name="P2" draw:layer="layout" svg:width="2.858cm" svg:height="2.384cm" svg:x="0.882cm" svg:y="4.662cm">
          <draw:text-box>
            <text:p text:style-name="P1">Step <text:s/>2:</text:p>
          </draw:text-box>
        </draw:frame>
        <draw:frame draw:style-name="gr5" draw:text-style-name="P2" draw:layer="layout" svg:width="2.858cm" svg:height="2.384cm" svg:x="0.782cm" svg:y="10.777cm">
          <draw:text-box>
            <text:p text:style-name="P1">Step <text:s/>4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1T02:53:43.562000000</meta:creation-date>
    <dc:date>2024-03-21T03:05:03.307000000</dc:date>
    <meta:editing-duration>PT11M20S</meta:editing-duration>
    <meta:editing-cycles>1</meta:editing-cycles>
    <meta:document-statistic meta:object-count="28"/>
    <meta:generator>LibreOffice/7.3.1.3$Windows_X86_64 LibreOffice_project/a69ca51ded25f3eefd52d7bf9a5fad8c90b87951</meta:generator>
  </office:meta>
</office:document-meta>
</file>